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b940" officeooo:paragraph-rsid="001cb940"/>
    </style:style>
    <style:style style:name="P2" style:family="paragraph" style:parent-style-name="Standard">
      <style:text-properties officeooo:rsid="001dcf75" officeooo:paragraph-rsid="001dcf75"/>
    </style:style>
    <style:style style:name="T1" style:family="text">
      <style:text-properties officeooo:rsid="001dcf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karyotes and Fungi:</text:p>
      <text:p text:style-name="P1">1) Early prokaryotes are primarily responsible for earth’s atmospheric O2. They were similar to cyanobacteria, and their rapid reproduction caused the oxygen revolution, killing many of these early prokaryotes, but some survived by living in anaerobic environments, either in the earth or inside aerobic organisms by being consumed and surviving and creating a symbiotic relationship. Prokaryotes are vital in fixing atmospheric nitrogen into other forms that are usable by other organisms. Prokaryotes vary widely in their ecological roles. Some are aerobic and others are anaerobic. Increasing CO2 concentration could help anaerobic prokaryotes but hurt aerobic prokaryotes.</text:p>
      <text:p text:style-name="P1"/>
      <text:p text:style-name="P1">2) Prokaryotes fix atmospheric nitrogen into organic molecules that can be used by other organisms that they wouldn’t be able to get otherwise, so prokaryotes are very important for many organisms survival.</text:p>
      <text:p text:style-name="P1"/>
      <text:p text:style-name="P1">3) Global warming would effect prokaryotes but because they reproduce so quickly they can adapt to changing conditions better than other organisms, so it wouldn’t cause them to go extinct, but whether or not it would benefit them is unknown. Arguments can be made for or against that.</text:p>
      <text:p text:style-name="P1"/>
      <text:p text:style-name="P1">4) Fungi break down organic molecules into more accessible forms that other organisms can use. Fungi can be beneficial to organisms like plants, increasing their nutrient uptake or breaking down toxins and also to other eukaryotes, aiding in digestion and even acting as a food source. <text:span text:style-name="T1">Fungi are also very reliant on other organisms because they are heterotrophs, so if there is a particular organism that a fungus needs to survive, the effect of climate change on the fungus would depend on the effect on the other organism.</text:span></text:p>
      <text:p text:style-name="P1"/>
      <text:p text:style-name="P2">5) Climate change could effect soil nutrient availability if fungi are effected negatively and die, so soil nutrient availability would decrease. But the reverse is also possible.</text:p>
      <text:p text:style-name="P2"/>
      <text:p text:style-name="P2">6) Prokaryotes and plants are related by nitrogen fixation, which allows plants access to nitrogen for use in biological processes. Fungi and plants are related by nutrient cycling, which allow plants access to, directly through mycorrhizal fungi bringing nutrients to the plants roots, or indirectly by increasing the nutrient composition of the soil. Clim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5:16:54.325384000</meta:creation-date>
    <dc:date>2016-10-02T16:11:08.546392000</dc:date>
    <meta:editing-duration>PT26M14S</meta:editing-duration>
    <meta:editing-cycles>1</meta:editing-cycles>
    <meta:document-statistic meta:table-count="0" meta:image-count="0" meta:object-count="0" meta:page-count="1" meta:paragraph-count="7" meta:word-count="348" meta:character-count="2252" meta:non-whitespace-character-count="1911"/>
    <meta:generator>LibreOffice/5.2.1.2$MacOSX_X86_64 LibreOffice_project/31dd62db80d4e60af04904455ec9c9219178d620</meta:generator>
  </office:meta>
</office:document-meta>
</file>